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1.076cm"/>
    </style:style>
    <style:style style:name="gr26" style:family="graphic" style:parent-style-name="standard">
      <style:graphic-properties draw:stroke="none" svg:stroke-color="#000000" draw:fill="none" draw:fill-color="#ffffff" fo:min-height="2.759cm"/>
    </style:style>
    <style:style style:name="gr27" style:family="graphic" style:parent-style-name="standard">
      <style:graphic-properties draw:stroke="none" svg:stroke-color="#000000" draw:fill="none" draw:fill-color="#ffffff" fo:min-height="1.841cm"/>
    </style:style>
    <style:style style:name="gr28" style:family="graphic" style:parent-style-name="standard">
      <style:graphic-properties draw:marker-end="Circle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14cm" svg:y1="10.792cm" svg:x2="8.497cm" svg:y2="11.2cm">
            <text:p/>
          </draw:line>
          <draw:line draw:style-name="gr2" draw:text-style-name="P1" draw:layer="layout" svg:x1="8.548cm" svg:y1="10.792cm" svg:x2="8.14cm" svg:y2="11.2cm">
            <text:p/>
          </draw:line>
        </draw:g>
        <draw:g>
          <draw:line draw:style-name="gr3" draw:text-style-name="P1" draw:layer="layout" svg:x1="9.721cm" svg:y1="9.67cm" svg:x2="10.078cm" svg:y2="10.078cm">
            <text:p/>
          </draw:line>
          <draw:line draw:style-name="gr4" draw:text-style-name="P1" draw:layer="layout" svg:x1="10.129cm" svg:y1="9.67cm" svg:x2="9.721cm" svg:y2="10.078cm">
            <text:p/>
          </draw:line>
        </draw:g>
        <draw:g>
          <draw:line draw:style-name="gr5" draw:text-style-name="P1" draw:layer="layout" svg:x1="11.149cm" svg:y1="8.548cm" svg:x2="11.506cm" svg:y2="8.956cm">
            <text:p/>
          </draw:line>
          <draw:line draw:style-name="gr6" draw:text-style-name="P1" draw:layer="layout" svg:x1="11.557cm" svg:y1="8.548cm" svg:x2="11.149cm" svg:y2="8.956cm">
            <text:p/>
          </draw:line>
        </draw:g>
        <draw:g>
          <draw:line draw:style-name="gr7" draw:text-style-name="P1" draw:layer="layout" svg:x1="13.342cm" svg:y1="7.783cm" svg:x2="13.699cm" svg:y2="8.191cm">
            <text:p/>
          </draw:line>
          <draw:line draw:style-name="gr8" draw:text-style-name="P1" draw:layer="layout" svg:x1="13.75cm" svg:y1="7.783cm" svg:x2="13.342cm" svg:y2="8.191cm">
            <text:p/>
          </draw:line>
        </draw:g>
        <draw:g>
          <draw:line draw:style-name="gr9" draw:text-style-name="P1" draw:layer="layout" svg:x1="8.038cm" svg:y1="12.424cm" svg:x2="8.395cm" svg:y2="12.832cm">
            <text:p/>
          </draw:line>
          <draw:line draw:style-name="gr10" draw:text-style-name="P1" draw:layer="layout" svg:x1="8.446cm" svg:y1="12.424cm" svg:x2="8.038cm" svg:y2="12.832cm">
            <text:p/>
          </draw:line>
        </draw:g>
        <draw:g>
          <draw:line draw:style-name="gr11" draw:text-style-name="P1" draw:layer="layout" svg:x1="15.688cm" svg:y1="8.293cm" svg:x2="16.045cm" svg:y2="8.701cm">
            <text:p/>
          </draw:line>
          <draw:line draw:style-name="gr12" draw:text-style-name="P1" draw:layer="layout" svg:x1="16.096cm" svg:y1="8.293cm" svg:x2="15.688cm" svg:y2="8.701cm">
            <text:p/>
          </draw:line>
        </draw:g>
        <draw:g>
          <draw:line draw:style-name="gr13" draw:text-style-name="P1" draw:layer="layout" svg:x1="6.1cm" svg:y1="11.812cm" svg:x2="6.457cm" svg:y2="12.22cm">
            <text:p/>
          </draw:line>
          <draw:line draw:style-name="gr14" draw:text-style-name="P1" draw:layer="layout" svg:x1="6.508cm" svg:y1="11.812cm" svg:x2="6.1cm" svg:y2="12.22cm">
            <text:p/>
          </draw:line>
        </draw:g>
        <draw:g>
          <draw:line draw:style-name="gr15" draw:text-style-name="P1" draw:layer="layout" svg:x1="3.295cm" svg:y1="11.404cm" svg:x2="3.652cm" svg:y2="11.812cm">
            <text:p/>
          </draw:line>
          <draw:line draw:style-name="gr16" draw:text-style-name="P1" draw:layer="layout" svg:x1="3.703cm" svg:y1="11.404cm" svg:x2="3.295cm" svg:y2="11.812cm">
            <text:p/>
          </draw:line>
        </draw:g>
        <draw:g>
          <draw:line draw:style-name="gr17" draw:text-style-name="P1" draw:layer="layout" svg:x1="11.455cm" svg:y1="6.814cm" svg:x2="11.812cm" svg:y2="7.222cm">
            <text:p/>
          </draw:line>
          <draw:line draw:style-name="gr18" draw:text-style-name="P1" draw:layer="layout" svg:x1="11.863cm" svg:y1="6.814cm" svg:x2="11.455cm" svg:y2="7.222cm">
            <text:p/>
          </draw:line>
        </draw:g>
        <draw:g>
          <draw:line draw:style-name="gr19" draw:text-style-name="P1" draw:layer="layout" svg:x1="8.242cm" svg:y1="14.872cm" svg:x2="8.599cm" svg:y2="15.28cm">
            <text:p/>
          </draw:line>
          <draw:line draw:style-name="gr20" draw:text-style-name="P1" draw:layer="layout" svg:x1="8.65cm" svg:y1="14.872cm" svg:x2="8.242cm" svg:y2="15.28cm">
            <text:p/>
          </draw:line>
        </draw:g>
        <draw:g>
          <draw:line draw:style-name="gr21" draw:text-style-name="P1" draw:layer="layout" svg:x1="10.894cm" svg:y1="5.488cm" svg:x2="11.251cm" svg:y2="5.896cm">
            <text:p/>
          </draw:line>
          <draw:line draw:style-name="gr22" draw:text-style-name="P1" draw:layer="layout" svg:x1="11.302cm" svg:y1="5.488cm" svg:x2="10.894cm" svg:y2="5.896cm">
            <text:p/>
          </draw:line>
        </draw:g>
        <draw:polyline draw:style-name="gr23" draw:text-style-name="P2" draw:layer="layout" svg:width="7.413cm" svg:height="6.948cm" draw:transform="rotate (-0.14451326206629) translate (4.49968344100516cm 4.73176186033872cm)" svg:viewBox="0 0 7414 6949" draw:points="0,15018 2835,15017 4706,13714 6109,12376 7361,11060 7414,9300 6668,8069">
          <text:p/>
        </draw:polyline>
        <draw:polyline draw:style-name="gr24" draw:text-style-name="P2" draw:layer="layout" svg:width="4.073cm" svg:height="0.236cm" draw:transform="rotate (1.65387399918951) translate (8.44584440554124cm 15.0760129562468cm)" svg:viewBox="0 0 4074 237" draw:points="0,14332 2456,14331 4074,14568">
          <text:p/>
        </draw:polyline>
        <draw:polyline draw:style-name="gr24" draw:text-style-name="P2" draw:layer="layout" svg:width="4.369cm" svg:height="1.253cm" draw:transform="rotate (0.335626815158446) translate (11.3529910228985cm 8.75197426467128cm)" svg:viewBox="0 0 4370 1254" draw:points="0,24006 2323,24006 4370,25260">
          <text:p/>
        </draw:polyline>
        <draw:frame draw:style-name="gr25" draw:text-style-name="P3" draw:layer="layout" svg:width="4.488cm" svg:height="1.326cm" svg:x="3.856cm" svg:y="4.417cm">
          <draw:text-box>
            <text:p text:style-name="P3"><text:span text:style-name="T1">highway = track</text:span></text:p>
            <text:p text:style-name="P3"><text:span text:style-name="T1">tracktype = grade2</text:span></text:p>
          </draw:text-box>
        </draw:frame>
        <draw:frame draw:style-name="gr26" draw:text-style-name="P3" draw:layer="layout" svg:width="7.446cm" svg:height="3.009cm" svg:x="12.985cm" svg:y="10.384cm">
          <draw:text-box>
            <text:p text:style-name="P3"><text:span text:style-name="T1">highway = track</text:span></text:p>
            <text:p text:style-name="P3"><text:span text:style-name="T1">tracktype = grade2</text:span></text:p>
            <text:p text:style-name="P3"><text:span text:style-name="T1">piste:type = nordic</text:span></text:p>
            <text:p text:style-name="P3"><text:span text:style-name="T1">piste grooming = classic;skating</text:span></text:p>
            <text:p text:style-name="P3"><text:span text:style-name="T1">piste:difficulty = easy</text:span></text:p>
          </draw:text-box>
        </draw:frame>
        <draw:frame draw:style-name="gr27" draw:text-style-name="P3" draw:layer="layout" svg:width="7.446cm" svg:height="2.091cm" svg:x="10.537cm" svg:y="13.852cm">
          <draw:text-box>
            <text:p text:style-name="P3"><text:span text:style-name="T1">piste:type = nordic</text:span></text:p>
            <text:p text:style-name="P3"><text:span text:style-name="T1">piste grooming = classic;skating</text:span></text:p>
            <text:p text:style-name="P3"><text:span text:style-name="T1">piste:difficulty = easy</text:span></text:p>
          </draw:text-box>
        </draw:frame>
        <draw:frame draw:style-name="gr25" draw:text-style-name="P3" draw:layer="layout" svg:width="4.488cm" svg:height="1.326cm" svg:x="1.816cm" svg:y="8.446cm">
          <draw:text-box>
            <text:p text:style-name="P3"><text:span text:style-name="T1">highway = track</text:span></text:p>
            <text:p text:style-name="P3"><text:span text:style-name="T1">tracktype = grade2</text:span></text:p>
          </draw:text-box>
        </draw:frame>
        <draw:frame draw:style-name="gr27" draw:text-style-name="P3" draw:layer="layout" svg:width="7.446cm" svg:height="2.091cm" svg:x="13.801cm" svg:y="4.621cm">
          <draw:text-box>
            <text:p text:style-name="P3"><text:span text:style-name="T1">piste:type = nordic</text:span></text:p>
            <text:p text:style-name="P3"><text:span text:style-name="T1">piste grooming = classic;skating</text:span></text:p>
            <text:p text:style-name="P3"><text:span text:style-name="T1">piste:difficulty = easy</text:span></text:p>
          </draw:text-box>
        </draw:frame>
        <draw:line draw:style-name="gr28" draw:text-style-name="P2" draw:layer="layout" svg:x1="3.958cm" svg:y1="9.619cm" svg:x2="4.774cm" svg:y2="11.863cm">
          <text:p/>
        </draw:line>
        <draw:line draw:style-name="gr28" draw:text-style-name="P2" draw:layer="layout" svg:x1="10.435cm" svg:y1="14.617cm" svg:x2="8.242cm" svg:y2="13.75cm">
          <text:p/>
        </draw:line>
        <draw:line draw:style-name="gr28" draw:text-style-name="P2" draw:layer="layout" svg:x1="13.036cm" svg:y1="11.608cm" svg:x2="10.078cm" svg:y2="9.568cm">
          <text:p/>
        </draw:line>
        <draw:line draw:style-name="gr28" draw:text-style-name="P2" draw:layer="layout" svg:x1="16.3cm" svg:y1="6.253cm" svg:x2="14.464cm" svg:y2="8.242cm">
          <text:p/>
        </draw:line>
        <draw:line draw:style-name="gr28" draw:text-style-name="P2" draw:layer="layout" svg:x1="8.089cm" svg:y1="5.131cm" svg:x2="11.455cm" svg:y2="6.4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6-03T09:22:02</meta:creation-date>
    <dc:date>2011-06-03T10:57:00</dc:date>
    <meta:editing-duration>PT00H16M21S</meta:editing-duration>
    <meta:editing-cycles>2</meta:editing-cycles>
    <meta:generator>OpenOffice.org/3.2$Linux OpenOffice.org_project/320m12$Build-9483</meta:generator>
    <meta:document-statistic meta:object-count="46"/>
  </office:meta>
</office:document-meta>
</file>